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52cm" svg:y="1.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19cm" svg:y="1.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38cm" svg:y="1.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19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19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43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40:04.132504392</dc:date>
    <meta:editing-duration>PT10M55S</meta:editing-duration>
    <meta:editing-cycles>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75cm" svg:y="7.093cm" chart:style-name="ch6">
              <text:p>breakdown of two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99.58">
                <text:p>99.58</text:p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